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0.00545744">
            <text:p>0,00545744</text:p>
          </table:table-cell>
          <table:table-cell office:value-type="float" office:value="1.11111">
            <text:p>1,11111</text:p>
          </table:table-cell>
          <table:table-cell office:value-type="float" office:value="0.0787402">
            <text:p>0,0787402</text:p>
          </table:table-cell>
          <table:table-cell office:value-type="float" office:value="-0.00144016">
            <text:p>-0,00144016</text:p>
          </table:table-cell>
          <table:table-cell office:value-type="float" office:value="0.0299016">
            <text:p>0,0299016</text:p>
          </table:table-cell>
          <table:table-cell office:value-type="float" office:value="0.000876747">
            <text:p>0,000876747</text:p>
          </table:table-cell>
          <table:table-cell office:value-type="float" office:value="0.0742188">
            <text:p>0,0742188</text:p>
          </table:table-cell>
          <table:table-cell office:value-type="float" office:value="0.0113243">
            <text:p>0,0113243</text:p>
          </table:table-cell>
          <table:table-cell office:value-type="float" office:value="0.0477816">
            <text:p>0,0477816</text:p>
          </table:table-cell>
          <table:table-cell office:value-type="float" office:value="0.640431">
            <text:p>0,640431</text:p>
          </table:table-cell>
          <table:table-cell office:value-type="float" office:value="-0.117411">
            <text:p>-0,117411</text:p>
          </table:table-cell>
          <table:table-cell office:value-type="float" office:value="0.426725">
            <text:p>0,426725</text:p>
          </table:table-cell>
        </table:table-row>
        <table:table-row table:style-name="ro1">
          <table:table-cell office:value-type="float" office:value="0.00611208">
            <text:p>0,00611208</text:p>
          </table:table-cell>
          <table:table-cell office:value-type="float" office:value="0.857143">
            <text:p>0,857143</text:p>
          </table:table-cell>
          <table:table-cell office:value-type="float" office:value="0.0551181">
            <text:p>0,0551181</text:p>
          </table:table-cell>
          <table:table-cell office:value-type="float" office:value="-0.0234832">
            <text:p>-0,0234832</text:p>
          </table:table-cell>
          <table:table-cell office:value-type="float" office:value="0.498719">
            <text:p>0,498719</text:p>
          </table:table-cell>
          <table:table-cell office:value-type="float" office:value="0.000507102">
            <text:p>0,000507102</text:p>
          </table:table-cell>
          <table:table-cell office:value-type="float" office:value="0.0507812">
            <text:p>0,0507812</text:p>
          </table:table-cell>
          <table:table-cell office:value-type="float" office:value="0.00774022">
            <text:p>0,00774022</text:p>
          </table:table-cell>
          <table:table-cell office:value-type="float" office:value="0.0463726">
            <text:p>0,0463726</text:p>
          </table:table-cell>
          <table:table-cell office:value-type="float" office:value="0.666457">
            <text:p>0,666457</text:p>
          </table:table-cell>
          <table:table-cell office:value-type="float" office:value="-0.0728604">
            <text:p>-0,0728604</text:p>
          </table:table-cell>
          <table:table-cell office:value-type="float" office:value="0.746026">
            <text:p>0,746026</text:p>
          </table:table-cell>
        </table:table-row>
        <table:table-row table:style-name="ro1">
          <table:table-cell office:value-type="float" office:value="0.00359289">
            <text:p>0,00359289</text:p>
          </table:table-cell>
          <table:table-cell office:value-type="float" office:value="1">
            <text:p>1</text:p>
          </table:table-cell>
          <table:table-cell office:value-type="float" office:value="0.0472441">
            <text:p>0,0472441</text:p>
          </table:table-cell>
          <table:table-cell office:value-type="float" office:value="0.00724772">
            <text:p>0,00724772</text:p>
          </table:table-cell>
          <table:table-cell office:value-type="float" office:value="0.125407">
            <text:p>0,125407</text:p>
          </table:table-cell>
          <table:table-cell office:value-type="float" office:value="0.000292172">
            <text:p>0,000292172</text:p>
          </table:table-cell>
          <table:table-cell office:value-type="float" office:value="0.046875">
            <text:p>0,046875</text:p>
          </table:table-cell>
          <table:table-cell office:value-type="float" office:value="0.00594521">
            <text:p>0,00594521</text:p>
          </table:table-cell>
          <table:table-cell office:value-type="float" office:value="0.0479073">
            <text:p>0,0479073</text:p>
          </table:table-cell>
          <table:table-cell office:value-type="float" office:value="0.705374">
            <text:p>0,705374</text:p>
          </table:table-cell>
          <table:table-cell office:value-type="float" office:value="-0.0773057">
            <text:p>-0,0773057</text:p>
          </table:table-cell>
          <table:table-cell office:value-type="float" office:value="0.738512">
            <text:p>0,738512</text:p>
          </table:table-cell>
        </table:table-row>
        <table:table-row table:style-name="ro1">
          <table:table-cell office:value-type="float" office:value="0.00553764">
            <text:p>0,00553764</text:p>
          </table:table-cell>
          <table:table-cell office:value-type="float" office:value="1.55556">
            <text:p>1,55556</text:p>
          </table:table-cell>
          <table:table-cell office:value-type="float" office:value="0.110236">
            <text:p>0,110236</text:p>
          </table:table-cell>
          <table:table-cell office:value-type="float" office:value="0.0332959">
            <text:p>0,0332959</text:p>
          </table:table-cell>
          <table:table-cell office:value-type="float" office:value="0.707214">
            <text:p>0,707214</text:p>
          </table:table-cell>
          <table:table-cell office:value-type="float" office:value="0.00122807">
            <text:p>0,00122807</text:p>
          </table:table-cell>
          <table:table-cell office:value-type="float" office:value="0.0898438">
            <text:p>0,0898438</text:p>
          </table:table-cell>
          <table:table-cell office:value-type="float" office:value="0.010986">
            <text:p>0,010986</text:p>
          </table:table-cell>
          <table:table-cell office:value-type="float" office:value="0.0453908">
            <text:p>0,0453908</text:p>
          </table:table-cell>
          <table:table-cell office:value-type="float" office:value="0.780444">
            <text:p>0,780444</text:p>
          </table:table-cell>
          <table:table-cell office:value-type="float" office:value="-0.126559">
            <text:p>-0,126559</text:p>
          </table:table-cell>
          <table:table-cell office:value-type="float" office:value="0.47645">
            <text:p>0,4764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MIN([.A1:.A6])" office:value-type="float" office:value="0.00359289">
            <text:p>0,00359289</text:p>
          </table:table-cell>
          <table:table-cell table:formula="of:=MIN([.B1:.B6])" office:value-type="float" office:value="0.857143">
            <text:p>0,857143</text:p>
          </table:table-cell>
          <table:table-cell table:formula="of:=MIN([.C1:.C6])" office:value-type="float" office:value="0.0472441">
            <text:p>0,0472441</text:p>
          </table:table-cell>
          <table:table-cell table:formula="of:=MIN([.D1:.D6])" office:value-type="float" office:value="-0.0234832">
            <text:p>-0,0234832</text:p>
          </table:table-cell>
          <table:table-cell table:formula="of:=MIN([.E1:.E6])" office:value-type="float" office:value="0.0299016">
            <text:p>0,0299016</text:p>
          </table:table-cell>
          <table:table-cell table:formula="of:=MIN([.F1:.F6])" office:value-type="float" office:value="0.000292172">
            <text:p>0,000292172</text:p>
          </table:table-cell>
          <table:table-cell table:formula="of:=MIN([.G1:.G6])" office:value-type="float" office:value="0.046875">
            <text:p>0,046875</text:p>
          </table:table-cell>
          <table:table-cell table:formula="of:=MIN([.H1:.H6])" office:value-type="float" office:value="0.00594521">
            <text:p>0,00594521</text:p>
          </table:table-cell>
          <table:table-cell table:formula="of:=MIN([.I1:.I6])" office:value-type="float" office:value="0.0453908">
            <text:p>0,0453908</text:p>
          </table:table-cell>
          <table:table-cell table:formula="of:=MIN([.J1:.J6])" office:value-type="float" office:value="0.640431">
            <text:p>0,640431</text:p>
          </table:table-cell>
          <table:table-cell table:formula="of:=MIN([.K1:.K6])" office:value-type="float" office:value="-0.126559">
            <text:p>-0,126559</text:p>
          </table:table-cell>
          <table:table-cell table:formula="of:=MIN([.L1:.L6])" office:value-type="float" office:value="0.426725">
            <text:p>0,426725</text:p>
          </table:table-cell>
        </table:table-row>
        <table:table-row table:style-name="ro1">
          <table:table-cell table:formula="of:=MAX([.A1:.A6])" office:value-type="float" office:value="0.00611208">
            <text:p>0,00611208</text:p>
          </table:table-cell>
          <table:table-cell table:formula="of:=MAX([.B1:.B6])" office:value-type="float" office:value="1.55556">
            <text:p>1,55556</text:p>
          </table:table-cell>
          <table:table-cell table:formula="of:=MAX([.C1:.C6])" office:value-type="float" office:value="0.110236">
            <text:p>0,110236</text:p>
          </table:table-cell>
          <table:table-cell table:formula="of:=MAX([.D1:.D6])" office:value-type="float" office:value="0.0332959">
            <text:p>0,0332959</text:p>
          </table:table-cell>
          <table:table-cell table:formula="of:=MAX([.E1:.E6])" office:value-type="float" office:value="0.707214">
            <text:p>0,707214</text:p>
          </table:table-cell>
          <table:table-cell table:formula="of:=MAX([.F1:.F6])" office:value-type="float" office:value="0.00122807">
            <text:p>0,00122807</text:p>
          </table:table-cell>
          <table:table-cell table:formula="of:=MAX([.G1:.G6])" office:value-type="float" office:value="0.0898438">
            <text:p>0,0898438</text:p>
          </table:table-cell>
          <table:table-cell table:formula="of:=MAX([.H1:.H6])" office:value-type="float" office:value="0.0113243">
            <text:p>0,0113243</text:p>
          </table:table-cell>
          <table:table-cell table:formula="of:=MAX([.I1:.I6])" office:value-type="float" office:value="0.0479073">
            <text:p>0,0479073</text:p>
          </table:table-cell>
          <table:table-cell table:formula="of:=MAX([.J1:.J6])" office:value-type="float" office:value="0.780444">
            <text:p>0,780444</text:p>
          </table:table-cell>
          <table:table-cell table:formula="of:=MAX([.K1:.K6])" office:value-type="float" office:value="-0.0728604">
            <text:p>-0,0728604</text:p>
          </table:table-cell>
          <table:table-cell table:formula="of:=MAX([.L1:.L6])" office:value-type="float" office:value="0.746026">
            <text:p>0,7460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2:29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